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Tabela1" style:family="table">
      <style:table-properties style:width="7.994cm" table:align="left" style:may-break-between-rows="true" style:writing-mode="lr-tb" table:border-model="collapsing"/>
    </style:style>
    <style:style style:name="Tabela1.A" style:family="table-column">
      <style:table-column-properties style:column-width="3.112cm"/>
    </style:style>
    <style:style style:name="Tabela1.B" style:family="table-column">
      <style:table-column-properties style:column-width="4.88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ormatedText" style:family="table">
      <style:table-properties style:width="17cm" table:align="margins" style:may-break-between-rows="true" style:writing-mode="lr-tb" table:border-model="collapsing"/>
    </style:style>
    <style:style style:name="FormatedText.A" style:family="table-column">
      <style:table-column-properties style:column-width="3.113cm" style:rel-column-width="12001*"/>
    </style:style>
    <style:style style:name="FormatedText.B" style:family="table-column">
      <style:table-column-properties style:column-width="4.886cm" style:rel-column-width="18835*"/>
    </style:style>
    <style:style style:name="FormatedText.C" style:family="table-column">
      <style:table-column-properties style:column-width="9.001cm" style:rel-column-width="34699*"/>
    </style:style>
    <style:style style:name="FormatedText.1" style:family="table-row">
      <style:table-row-properties fo:keep-together="auto"/>
    </style:style>
    <style:style style:name="FormatedTex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ormatedText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ormatedTex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ormatedText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ormatedText.7" style:family="table-row">
      <style:table-row-properties style:min-row-height="0.822cm" fo:keep-together="auto"/>
    </style:style>
    <style:style style:name="Tabela2" style:family="table">
      <style:table-properties style:width="13.591cm" table:align="left" style:shadow="none" style:may-break-between-rows="true" style:writing-mode="lr-tb" table:border-model="collapsing"/>
    </style:style>
    <style:style style:name="Tabela2.A" style:family="table-column">
      <style:table-column-properties style:column-width="3.112cm"/>
    </style:style>
    <style:style style:name="Tabela2.B" style:family="table-column">
      <style:table-column-properties style:column-width="10.479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3.591cm" table:align="left" style:shadow="none" style:may-break-between-rows="true" style:writing-mode="lr-tb" table:border-model="collapsing"/>
    </style:style>
    <style:style style:name="Tabela3.A" style:family="table-column">
      <style:table-column-properties style:column-width="3.112cm"/>
    </style:style>
    <style:style style:name="Tabela3.B" style:family="table-column">
      <style:table-column-properties style:column-width="10.479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3.591cm" table:align="left" style:shadow="none" style:may-break-between-rows="true" style:writing-mode="lr-tb" table:border-model="collapsing"/>
    </style:style>
    <style:style style:name="Tabela4.A" style:family="table-column">
      <style:table-column-properties style:column-width="3.112cm"/>
    </style:style>
    <style:style style:name="Tabela4.B" style:family="table-column">
      <style:table-column-properties style:column-width="10.479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3.591cm" table:align="left" style:shadow="none" style:may-break-between-rows="true" style:writing-mode="lr-tb" table:border-model="collapsing"/>
    </style:style>
    <style:style style:name="Tabela5.A" style:family="table-column">
      <style:table-column-properties style:column-width="3.112cm"/>
    </style:style>
    <style:style style:name="Tabela5.B" style:family="table-column">
      <style:table-column-properties style:column-width="10.479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3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4" style:family="paragraph" style:parent-style-name="Text_20_body">
      <style:text-properties fo:language="en" fo:country="US" officeooo:rsid="00160fb3" officeooo:paragraph-rsid="00160fb3"/>
    </style:style>
    <style:style style:name="P5" style:family="paragraph" style:parent-style-name="Text_20_body">
      <style:text-properties fo:language="en" fo:country="US" officeooo:rsid="001725e0" officeooo:paragraph-rsid="001725e0"/>
    </style:style>
    <style:style style:name="P6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7" style:family="paragraph" style:parent-style-name="Header_20_right">
      <style:paragraph-properties fo:break-before="page" style:writing-mode="lr-tb"/>
      <style:text-properties fo:language="en" fo:country="US" officeooo:rsid="000fa34a" officeooo:paragraph-rsid="0080f429" style:language-asian="zxx" style:country-asian="none" style:language-complex="zxx" style:country-complex="none"/>
    </style:style>
    <style:style style:name="P8" style:family="paragraph" style:parent-style-name="Header_20_right">
      <style:paragraph-properties fo:break-before="page"/>
      <style:text-properties fo:language="en" fo:country="US" officeooo:rsid="000fa34a" officeooo:paragraph-rsid="0080f429" style:language-asian="zxx" style:country-asian="none" style:language-complex="zxx" style:country-complex="none"/>
    </style:style>
    <style:style style:name="P9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P10" style:family="paragraph" style:parent-style-name="Text_20_body">
      <style:paragraph-properties style:writing-mode="lr-tb"/>
      <style:text-properties fo:language="en" fo:country="US" officeooo:rsid="00474e12" officeooo:paragraph-rsid="004c6bf1"/>
    </style:style>
    <style:style style:name="P11" style:family="paragraph" style:parent-style-name="Text_20_body">
      <style:text-properties officeooo:rsid="00204069" officeooo:paragraph-rsid="00204069"/>
    </style:style>
    <style:style style:name="P12" style:family="paragraph" style:parent-style-name="Text_20_body">
      <style:text-properties officeooo:rsid="00219469" officeooo:paragraph-rsid="00219469"/>
    </style:style>
    <style:style style:name="P13" style:family="paragraph" style:parent-style-name="Text_20_body">
      <style:text-properties officeooo:rsid="0045cec3" officeooo:paragraph-rsid="0045cec3"/>
    </style:style>
    <style:style style:name="P14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paragraph-rsid="000fa34a"/>
    </style:style>
    <style:style style:name="P15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rsid="003abbdf" officeooo:paragraph-rsid="003abbdf"/>
    </style:style>
    <style:style style:name="P16" style:family="paragraph" style:parent-style-name="Text_20_body">
      <style:text-properties fo:font-style="normal" officeooo:rsid="00211250" officeooo:paragraph-rsid="00211250" style:font-style-asian="normal" style:font-style-complex="normal"/>
    </style:style>
    <style:style style:name="P17" style:family="paragraph" style:parent-style-name="Text_20_body">
      <style:paragraph-properties style:writing-mode="lr-tb"/>
      <style:text-properties fo:font-style="normal" officeooo:rsid="00474e12" officeooo:paragraph-rsid="004b996d" style:font-style-asian="normal" style:font-style-complex="normal"/>
    </style:style>
    <style:style style:name="P18" style:family="paragraph" style:parent-style-name="Text_20_body">
      <style:paragraph-properties style:writing-mode="lr-tb"/>
      <style:text-properties fo:font-style="normal" officeooo:rsid="0055bc46" officeooo:paragraph-rsid="004b996d" style:font-style-asian="normal" style:font-style-complex="normal"/>
    </style:style>
    <style:style style:name="P19" style:family="paragraph" style:parent-style-name="Text_20_body">
      <style:paragraph-properties style:writing-mode="lr-tb"/>
      <style:text-properties fo:font-style="normal" officeooo:rsid="0076e0d8" officeooo:paragraph-rsid="00584dbe" style:font-style-asian="normal" style:font-style-complex="normal"/>
    </style:style>
    <style:style style:name="P20" style:family="paragraph" style:parent-style-name="Text_20_body">
      <style:paragraph-properties style:writing-mode="lr-tb"/>
      <style:text-properties fo:font-style="normal" officeooo:rsid="00814467" officeooo:paragraph-rsid="00814467" style:font-style-asian="normal" style:font-style-complex="normal"/>
    </style:style>
    <style:style style:name="P21" style:family="paragraph" style:parent-style-name="Text_20_body">
      <style:paragraph-properties style:writing-mode="lr-tb"/>
      <style:text-properties fo:font-style="normal" officeooo:rsid="00828a01" officeooo:paragraph-rsid="00828a01" style:font-style-asian="normal" style:font-style-complex="normal"/>
    </style:style>
    <style:style style:name="P22" style:family="paragraph" style:parent-style-name="Text_20_body">
      <style:text-properties officeooo:rsid="00238076" officeooo:paragraph-rsid="00238076"/>
    </style:style>
    <style:style style:name="P23" style:family="paragraph" style:parent-style-name="Text_20_body">
      <style:text-properties officeooo:rsid="00474e12" officeooo:paragraph-rsid="00474e12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a331" officeooo:paragraph-rsid="0075a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169" officeooo:paragraph-rsid="0071d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779b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7827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278e" officeooo:paragraph-rsid="007827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4d14" officeooo:paragraph-rsid="007b4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5a331" officeooo:paragraph-rsid="0075a3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5a331" officeooo:paragraph-rsid="0076e0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Header_20_right">
      <style:paragraph-properties fo:break-before="page" style:writing-mode="lr-tb"/>
      <style:text-properties fo:language="en" fo:country="US" fo:font-style="normal" officeooo:rsid="000fa34a" officeooo:paragraph-rsid="0088ecfb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Header_20_right">
      <style:text-properties fo:language="en" fo:country="US" officeooo:rsid="000fa34a" officeooo:paragraph-rsid="007ef77f" style:language-asian="zxx" style:country-asian="none" style:language-complex="zxx" style:country-complex="none"/>
    </style:style>
    <style:style style:name="P36" style:family="paragraph" style:parent-style-name="Heading_20_1">
      <style:paragraph-properties style:writing-mode="lr-tb"/>
      <style:text-properties fo:language="en" fo:country="US" officeooo:rsid="00147e4a" officeooo:paragraph-rsid="00147e4a"/>
    </style:style>
    <style:style style:name="P37" style:family="paragraph" style:parent-style-name="Heading_20_1">
      <style:text-properties officeooo:rsid="00204069" officeooo:paragraph-rsid="00204069"/>
    </style:style>
    <style:style style:name="P38" style:family="paragraph" style:parent-style-name="Heading_20_1">
      <style:text-properties officeooo:rsid="002a53d0" officeooo:paragraph-rsid="002a53d0"/>
    </style:style>
    <style:style style:name="P39" style:family="paragraph" style:parent-style-name="Heading_20_1">
      <style:text-properties officeooo:rsid="002e4d9f" officeooo:paragraph-rsid="002e4d9f"/>
    </style:style>
    <style:style style:name="P40" style:family="paragraph" style:parent-style-name="Heading_20_1">
      <style:text-properties officeooo:rsid="0045cec3" officeooo:paragraph-rsid="0045cec3"/>
    </style:style>
    <style:style style:name="P41" style:family="paragraph" style:parent-style-name="Heading_20_1">
      <style:text-properties officeooo:rsid="0088ecfb" officeooo:paragraph-rsid="0088ecfb"/>
    </style:style>
    <style:style style:name="P42" style:family="paragraph" style:parent-style-name="Standard">
      <style:text-properties officeooo:paragraph-rsid="00932ce0"/>
    </style:style>
    <style:style style:name="P43" style:family="paragraph" style:parent-style-name="Standard">
      <style:text-properties officeooo:rsid="00942592" officeooo:paragraph-rsid="00942592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8ecfb" officeooo:paragraph-rsid="0088ec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8ecfb" officeooo:paragraph-rsid="00896d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8ecfb" officeooo:paragraph-rsid="00932c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88e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896d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932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2c38" officeooo:paragraph-rsid="0089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2c38" officeooo:paragraph-rsid="00896d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2c38" officeooo:paragraph-rsid="00932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6d97" officeooo:paragraph-rsid="00896d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6d97" officeooo:paragraph-rsid="00932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3029" officeooo:paragraph-rsid="009179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3029" officeooo:paragraph-rsid="00932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2ce0" officeooo:paragraph-rsid="00932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91aa" officeooo:paragraph-rsid="009391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 style:list-style-name="L1">
      <style:text-properties officeooo:rsid="002a53d0" officeooo:paragraph-rsid="002a53d0"/>
    </style:style>
    <style:style style:name="P60" style:family="paragraph" style:parent-style-name="Text_20_body" style:list-style-name="L2">
      <style:text-properties officeooo:rsid="002e4d9f" officeooo:paragraph-rsid="002e4d9f"/>
    </style:style>
    <style:style style:name="P61" style:family="paragraph" style:parent-style-name="Text_20_body" style:list-style-name="L2">
      <style:text-properties officeooo:rsid="003364b9" officeooo:paragraph-rsid="003364b9"/>
    </style:style>
    <style:style style:name="P62" style:family="paragraph" style:parent-style-name="Text_20_body" style:list-style-name="L2">
      <style:text-properties officeooo:rsid="003fdf81" officeooo:paragraph-rsid="003fdf81"/>
    </style:style>
    <style:style style:name="P63" style:family="paragraph" style:parent-style-name="Text_20_body" style:list-style-name="L2">
      <style:text-properties officeooo:rsid="00413c25" officeooo:paragraph-rsid="00413c25"/>
    </style:style>
    <style:style style:name="P64" style:family="paragraph" style:parent-style-name="Text_20_body" style:list-style-name="L3">
      <style:paragraph-properties style:writing-mode="lr-tb"/>
      <style:text-properties officeooo:rsid="0076e0d8" officeooo:paragraph-rsid="0076e0d8"/>
    </style:style>
    <style:style style:name="P65" style:family="paragraph" style:parent-style-name="Text_20_body">
      <style:paragraph-properties style:writing-mode="lr-tb"/>
      <style:text-properties fo:font-style="normal" officeooo:rsid="0055bc46" officeooo:paragraph-rsid="0076e0d8" style:font-style-asian="normal" style:font-style-complex="normal"/>
    </style:style>
    <style:style style:name="P66" style:family="paragraph" style:parent-style-name="Text_20_body">
      <style:paragraph-properties style:writing-mode="lr-tb"/>
      <style:text-properties fo:font-style="normal" officeooo:rsid="0076e0d8" officeooo:paragraph-rsid="00584dbe" style:font-style-asian="normal" style:font-style-complex="normal"/>
    </style:style>
    <style:style style:name="P67" style:family="paragraph" style:parent-style-name="Text_20_body" style:list-style-name="L3">
      <style:paragraph-properties style:writing-mode="lr-tb"/>
      <style:text-properties officeooo:rsid="00584dbe" officeooo:paragraph-rsid="0076e0d8"/>
    </style:style>
    <style:style style:name="P68" style:family="paragraph" style:parent-style-name="Text_20_body">
      <style:text-properties officeooo:rsid="0088ecfb" officeooo:paragraph-rsid="0088ecfb"/>
    </style:style>
    <style:style style:name="P69" style:family="paragraph" style:parent-style-name="Text_20_body">
      <style:text-properties officeooo:rsid="00892c38" officeooo:paragraph-rsid="00892c38"/>
    </style:style>
    <style:style style:name="P70" style:family="paragraph" style:parent-style-name="Text_20_body">
      <style:text-properties officeooo:rsid="00896d97" officeooo:paragraph-rsid="00896d97"/>
    </style:style>
    <style:style style:name="P71" style:family="paragraph" style:parent-style-name="Text_20_body">
      <style:text-properties officeooo:rsid="009179f7"/>
    </style:style>
    <style:style style:name="P72" style:family="paragraph" style:parent-style-name="Text_20_body">
      <style:text-properties officeooo:rsid="00932ce0" officeooo:paragraph-rsid="00932ce0"/>
    </style:style>
    <style:style style:name="T1" style:family="text">
      <style:text-properties fo:color="#d9ff00" loext:opacity="100%" fo:language="en" fo:country="US"/>
    </style:style>
    <style:style style:name="T2" style:family="text">
      <style:text-properties officeooo:rsid="002a432c"/>
    </style:style>
    <style:style style:name="T3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fo:language="en" fo:country="US" fo:font-style="normal" officeooo:rsid="000e9e5c" style:language-asian="zxx" style:country-asian="none" style:font-style-asian="normal" style:language-complex="zxx" style:country-complex="none" style:font-style-complex="normal"/>
    </style:style>
    <style:style style:name="T5" style:family="text">
      <style:text-properties officeooo:rsid="001819e3"/>
    </style:style>
    <style:style style:name="T6" style:family="text">
      <style:text-properties style:text-underline-style="none"/>
    </style:style>
    <style:style style:name="T7" style:family="text">
      <style:text-properties officeooo:rsid="0021125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11250" style:font-style-asian="italic" style:font-style-complex="italic"/>
    </style:style>
    <style:style style:name="T10" style:family="text">
      <style:text-properties fo:font-style="italic" officeooo:rsid="00225b64" style:font-style-asian="italic" style:font-style-complex="italic"/>
    </style:style>
    <style:style style:name="T11" style:family="text">
      <style:text-properties fo:font-style="italic" officeooo:rsid="007a8011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11250" style:font-style-asian="normal" style:font-style-complex="normal"/>
    </style:style>
    <style:style style:name="T14" style:family="text">
      <style:text-properties fo:font-style="normal" officeooo:rsid="00238076" style:font-style-asian="normal" style:font-style-complex="normal"/>
    </style:style>
    <style:style style:name="T15" style:family="text">
      <style:text-properties fo:font-style="normal" officeooo:rsid="0023b453" style:font-style-asian="normal" style:font-style-complex="normal"/>
    </style:style>
    <style:style style:name="T16" style:family="text">
      <style:text-properties fo:font-style="normal" officeooo:rsid="00421ec5" style:font-style-asian="normal" style:font-style-complex="normal"/>
    </style:style>
    <style:style style:name="T17" style:family="text">
      <style:text-properties fo:font-style="normal" officeooo:rsid="00438375" style:font-style-asian="normal" style:font-style-complex="normal"/>
    </style:style>
    <style:style style:name="T18" style:family="text">
      <style:text-properties fo:font-style="normal" officeooo:rsid="00493d55" style:font-style-asian="normal" style:font-style-complex="normal"/>
    </style:style>
    <style:style style:name="T19" style:family="text">
      <style:text-properties fo:font-style="normal" officeooo:rsid="004a6230" style:font-style-asian="normal" style:font-style-complex="normal"/>
    </style:style>
    <style:style style:name="T20" style:family="text">
      <style:text-properties fo:font-style="normal" officeooo:rsid="0055bc46" style:font-style-asian="normal" style:font-style-complex="normal"/>
    </style:style>
    <style:style style:name="T21" style:family="text">
      <style:text-properties officeooo:rsid="002ae48e"/>
    </style:style>
    <style:style style:name="T22" style:family="text">
      <style:text-properties officeooo:rsid="002f9c85"/>
    </style:style>
    <style:style style:name="T23" style:family="text">
      <style:text-properties officeooo:rsid="003364b9"/>
    </style:style>
    <style:style style:name="T24" style:family="text">
      <style:text-properties officeooo:rsid="00368fa4"/>
    </style:style>
    <style:style style:name="T25" style:family="text">
      <style:text-properties officeooo:rsid="0071d169"/>
    </style:style>
    <style:style style:name="T26" style:family="text">
      <style:text-properties officeooo:rsid="0075a331"/>
    </style:style>
    <style:style style:name="T27" style:family="text">
      <style:text-properties officeooo:rsid="007a8011"/>
    </style:style>
    <style:style style:name="T28" style:family="text">
      <style:text-properties officeooo:rsid="007b2f58"/>
    </style:style>
    <style:style style:name="T29" style:family="text">
      <style:text-properties officeooo:rsid="007fe0ae"/>
    </style:style>
    <style:style style:name="T30" style:family="text">
      <style:text-properties officeooo:rsid="0080c4f1"/>
    </style:style>
    <style:style style:name="T31" style:family="text">
      <style:text-properties officeooo:rsid="0080f429"/>
    </style:style>
    <style:style style:name="T32" style:family="text">
      <style:text-properties style:font-name="Ubuntu"/>
    </style:style>
    <style:style style:name="T33" style:family="text">
      <style:text-properties officeooo:rsid="0088ecfb"/>
    </style:style>
    <style:style style:name="T3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79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officeooo:rsid="00896d97"/>
    </style:style>
    <style:style style:name="T36" style:family="text">
      <style:text-properties officeooo:rsid="008e0232"/>
    </style:style>
    <style:style style:name="T37" style:family="text">
      <style:text-properties officeooo:rsid="009179f7"/>
    </style:style>
    <style:style style:name="T38" style:family="text">
      <style:text-properties officeooo:rsid="0091ffb2"/>
    </style:style>
    <style:style style:name="T39" style:family="text">
      <style:text-properties officeooo:rsid="00932ce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30">Edit</text:span><text:span text:style-name="T29">: </text:span>March <text:span text:style-name="T33">21</text:span> 2023</text:p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>Caligrafo</text:p>
      <text:p text:style-name="P6">Planning Document</text:p>
      <text:p text:style-name="P14"><text:a xlink:type="simple" xlink:href="https://github.com/Zvorky/Caligrafo" text:style-name="Internet_20_link" text:visited-style-name="Visited_20_Internet_20_Link"><text:span text:style-name="T4">G</text:span></text:a><text:a xlink:type="simple" xlink:href="https://github.com/Zvorky/Caligrafo" text:style-name="Internet_20_link" text:visited-style-name="Visited_20_Internet_20_Link"><text:span text:style-name="T3">it</text:span></text:a><text:a xlink:type="simple" xlink:href="https://github.com/Zvorky/Caligrafo" text:style-name="Internet_20_link" text:visited-style-name="Visited_20_Internet_20_Link"><text:span text:style-name="T4">H</text:span></text:a><text:a xlink:type="simple" xlink:href="https://github.com/Zvorky/Caligrafo" text:style-name="Internet_20_link" text:visited-style-name="Visited_20_Internet_20_Link"><text:span text:style-name="T3">ub.com/Zvorky/Caligrafo</text:span></text:a></text:p>
      <text:p text:style-name="P15"/>
      <text:p text:style-name="P15">The creative process to rise up the project.</text:p>
      <text:p text:style-name="P7">March <text:span text:style-name="T2">10</text:span> 2023</text:p>
      <text:h text:style-name="P36" text:outline-level="1">The Idea</text:h>
      <text:p text:style-name="P4">Work with alignments for texts, essentially when printing at terminal.</text:p>
      <text:p text:style-name="P4">The same functions to align and stylize the printed text can be used to write into text files.</text:p>
      <text:p text:style-name="P5">It<text:span text:style-name="T5"> </text:span>can support lists, tables, and some others text structures <text:span text:style-name="T24">in the future</text:span>… 🤔</text:p>
      <text:p text:style-name="P10"><text:span text:style-name="T18">I’d like to use many blocks of text in the same page, </text:span><text:span text:style-name="T19">maybe with overlaps</text:span><text:span text:style-name="T18">, it would be cool…</text:span></text:p>
      <text:p text:style-name="P5"/>
      <text:p text:style-name="P1">The goal<text:span text:style-name="T6"> is to turn simple text formatting easier, allowing us to make more fancy CLIs and text files quickly.</text:span></text:p>
      <text:p text:style-name="P1"/>
      <text:p text:style-name="P1"/>
      <text:p text:style-name="P1"/>
      <text:p text:style-name="P1"/>
      <text:p text:style-name="P1"/>
      <text:p text:style-name="P1"/>
      <text:h text:style-name="P37" text:outline-level="1">The Code</text:h>
      <text:p text:style-name="P11">Object Oriented, the Caligrafo can be a class itself, who makes the actions, or…</text:p>
      <text:p text:style-name="P11">The formatted text as a class, that can be converted <text:span text:style-name="T7">from/into </text:span><text:span text:style-name="T9">str</text:span><text:span text:style-name="T13">.</text:span></text:p>
      <text:p text:style-name="P16">Or maybe both…</text:p>
      <text:p text:style-name="P16"/>
      <text:p text:style-name="P12"><text:span text:style-name="T12">With the Caligrafo being a class itself I mean the text would be the simple </text:span><text:span text:style-name="T8">st</text:span><text:span text:style-name="T10">r </text:span><text:span text:style-name="T12">yet, </text:span><text:span text:style-name="T14">but</text:span><text:span text:style-name="T12"> </text:span><text:span text:style-name="T14">with the formatting applied.</text:span></text:p>
      <text:p text:style-name="P22"><text:span text:style-name="T12">But with the formatted text as a class, we have more versatility to use the functions one just before other, and still can get the simple </text:span><text:span text:style-name="T15">text.</text:span></text:p>
      <text:p text:style-name="P8">March <text:span text:style-name="T2">10</text:span> 2023</text:p>
      <text:h text:style-name="P38" text:outline-level="1"><text:span text:style-name="T21">Basic </text:span>Utilities</text:h>
      <text:p text:style-name="Preformatted_20_Text">The initial goal</text:p>
      <text:p text:style-name="Preformatted_20_Text"/>
      <text:list xml:id="list1111567145" text:style-name="L1">
        <text:list-item>
          <text:p text:style-name="P59">Paragraph spacing</text:p>
        </text:list-item>
        <text:list-item>
          <text:p text:style-name="P59">Horizontal Alignment (Left, Center, Right, <text:span text:style-name="T22">Justified</text:span>)</text:p>
        </text:list-item>
        <text:list-item>
          <text:p text:style-name="P59">Vertical Alignment (Top, Center, Bottom)</text:p>
        </text:list-item>
        <text:list-item>
          <text:p text:style-name="P59">Border Spacing</text:p>
        </text:list-item>
        <text:list-item>
          <text:p text:style-name="P59">Max Width</text:p>
        </text:list-item>
        <text:list-item>
          <text:p text:style-name="P59">Max Height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h text:style-name="P39" text:outline-level="1">General Requirements</text:h>
      <text:p text:style-name="Preformatted_20_Text">A basic requirement list</text:p>
      <text:p text:style-name="Preformatted_20_Text"/>
      <text:list xml:id="list697483265" text:style-name="L2">
        <text:list-item>
          <text:p text:style-name="P60">Any string must be <text:span text:style-name="T23">able to be </text:span>converted into formatted text</text:p>
        </text:list-item>
        <text:list-item>
          <text:p text:style-name="P61">Any formatted text must be able to export its basic string</text:p>
        </text:list-item>
        <text:list-item>
          <text:p text:style-name="P61">The formatted text must be able to convert into string, applying the formatting</text:p>
        </text:list-item>
        <text:list-item>
          <text:p text:style-name="P62">The ‘<text:span text:style-name="T8">page</text:span>’ size must be able to be passed by parameter</text:p>
        </text:list-item>
        <text:list-item>
          <text:p text:style-name="P62">The ‘<text:span text:style-name="T8">page</text:span><text:span text:style-name="T12">’ size must be automatically set with the terminal size when possible and not passed by parameter</text:span></text:p>
        </text:list-item>
        <text:list-item>
          <text:p text:style-name="P63"><text:span text:style-name="T12">The ‘</text:span><text:span text:style-name="T8">page</text:span><text:span text:style-name="T12">’ size </text:span><text:span text:style-name="T16">must have a default value </text:span><text:span text:style-name="T17">for non-terminal use</text:span></text:p>
        </text:list-item>
      </text:list>
      <text:p text:style-name="P8"><text:span text:style-name="T31">Edit: </text:span>March <text:span text:style-name="T2">1</text:span><text:span text:style-name="T31">4</text:span> 2023</text:p>
      <text:h text:style-name="P40" text:outline-level="1">Data Structure</text:h>
      <text:p text:style-name="P13">It needs to have a <text:span text:style-name="T8">str</text:span><text:span text:style-name="T12"> with the simple text, and be able to map the formatting…</text:span></text:p>
      <text:p text:style-name="P23"><text:span text:style-name="T12">‘</text:span><text:span text:style-name="T8">Page</text:span><text:span text:style-name="T12">’ size is the same for a group of texts, but it can’t be global so we can work in a file and terminal at same time, for example.</text:span></text:p>
      <text:p text:style-name="P17">To be able to make combinations of texts, or set different formatting in different points of the same text, it will need to use lists. </text:p>
      <text:p text:style-name="P20"/>
      <text:p text:style-name="P20">It is a nice idea to make it self-describing, so let set a <text:span text:style-name="T8">class</text:span> for spacing instead of a <text:span text:style-name="T8">list</text:span> <text:s/>:<text:span text:style-name="T32">^)</text:span></text:p>
      <text:p text:style-name="P21">…and use <text:span text:style-name="T8">str</text:span> instead of <text:span text:style-name="T8">char</text:span> for alignments too</text:p>
      <text:p text:style-name="P18"/>
      <text:list xml:id="list1113125604" text:style-name="L3">
        <text:list-item>
          <text:p text:style-name="P64"><text:span text:style-name="T20">S</text:span><text:span text:style-name="T12">pacing:</text:span></text:p>
        </text:list-item>
      </text:list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3">Type</text:p>
          </table:table-cell>
          <table:table-cell table:style-name="Tabela1.B1" office:value-type="string">
            <text:p text:style-name="P33">Name</text:p>
          </table:table-cell>
        </table:table-row>
        <table:table-row table:style-name="Tabela1.1">
          <table:table-cell table:style-name="Tabela1.A2" office:value-type="string">
            <text:p text:style-name="P28">int</text:p>
          </table:table-cell>
          <table:table-cell table:style-name="Tabela1.B2" office:value-type="string">
            <text:p text:style-name="P28">paragraph</text:p>
          </table:table-cell>
        </table:table-row>
        <table:table-row table:style-name="Tabela1.1">
          <table:table-cell table:style-name="Tabela1.A2" office:value-type="string">
            <text:p text:style-name="P29">int</text:p>
          </table:table-cell>
          <table:table-cell table:style-name="Tabela1.B2" office:value-type="string">
            <text:p text:style-name="P30">left</text:p>
          </table:table-cell>
        </table:table-row>
        <table:table-row table:style-name="Tabela1.1">
          <table:table-cell table:style-name="Tabela1.A2" office:value-type="string">
            <text:p text:style-name="P29">int</text:p>
          </table:table-cell>
          <table:table-cell table:style-name="Tabela1.B2" office:value-type="string">
            <text:p text:style-name="P30">right</text:p>
          </table:table-cell>
        </table:table-row>
        <table:table-row table:style-name="Tabela1.1">
          <table:table-cell table:style-name="Tabela1.A2" office:value-type="string">
            <text:p text:style-name="P29">int</text:p>
          </table:table-cell>
          <table:table-cell table:style-name="Tabela1.B2" office:value-type="string">
            <text:p text:style-name="P30">top</text:p>
          </table:table-cell>
        </table:table-row>
        <table:table-row table:style-name="Tabela1.1">
          <table:table-cell table:style-name="Tabela1.A2" office:value-type="string">
            <text:p text:style-name="P29">int</text:p>
          </table:table-cell>
          <table:table-cell table:style-name="Tabela1.B2" office:value-type="string">
            <text:p text:style-name="P30">bottom</text:p>
          </table:table-cell>
        </table:table-row>
      </table:table>
      <text:p text:style-name="P65"/>
      <text:list xml:id="list222756096387352" text:continue-numbering="true" text:style-name="L3">
        <text:list-item>
          <text:p text:style-name="P67"><text:span text:style-name="T20">F</text:span><text:span text:style-name="T12">ormatted Text:</text:span></text:p>
        </text:list-item>
      </text:list>
      <table:table table:name="FormatedText" table:style-name="FormatedText" table:template-name="Default Style">
        <table:table-column table:style-name="FormatedText.A"/>
        <table:table-column table:style-name="FormatedText.B"/>
        <table:table-column table:style-name="FormatedText.C"/>
        <table:table-row table:style-name="FormatedText.1">
          <table:table-cell table:style-name="FormatedText.A1" office:value-type="string">
            <text:p text:style-name="P32">Type</text:p>
          </table:table-cell>
          <table:table-cell table:style-name="FormatedText.A1" office:value-type="string">
            <text:p text:style-name="P32">Name</text:p>
          </table:table-cell>
          <table:table-cell table:style-name="FormatedText.C1" office:value-type="string">
            <text:p text:style-name="P32">Description</text:p>
          </table:table-cell>
        </table:table-row>
        <table:table-row table:style-name="FormatedText.1">
          <table:table-cell table:style-name="FormatedText.A2" office:value-type="string">
            <text:p text:style-name="P25">str</text:p>
          </table:table-cell>
          <table:table-cell table:style-name="FormatedText.A2" office:value-type="string">
            <text:p text:style-name="P25">text</text:p>
          </table:table-cell>
          <table:table-cell table:style-name="FormatedText.C2" office:value-type="string">
            <text:p text:style-name="P25">- simple text</text:p>
          </table:table-cell>
        </table:table-row>
        <table:table-row table:style-name="FormatedText.1">
          <table:table-cell table:style-name="FormatedText.A2" office:value-type="string">
            <text:p text:style-name="P25"><text:span text:style-name="T26">i</text:span>nt</text:p>
          </table:table-cell>
          <table:table-cell table:style-name="FormatedText.A2" office:value-type="string">
            <text:p text:style-name="P25">width</text:p>
          </table:table-cell>
          <table:table-cell table:style-name="FormatedText.C2" office:value-type="string">
            <text:p text:style-name="P26">- <text:span text:style-name="T25">max width<text:tab/>(0 = limitless)</text:span></text:p>
          </table:table-cell>
        </table:table-row>
        <table:table-row table:style-name="FormatedText.1">
          <table:table-cell table:style-name="FormatedText.A2" office:value-type="string">
            <text:p text:style-name="P25">int</text:p>
          </table:table-cell>
          <table:table-cell table:style-name="FormatedText.A2" office:value-type="string">
            <text:p text:style-name="P25">height</text:p>
          </table:table-cell>
          <table:table-cell table:style-name="FormatedText.C2" office:value-type="string">
            <text:p text:style-name="P26">- <text:span text:style-name="T25">max height<text:tab/>(0 = limitless)</text:span></text:p>
          </table:table-cell>
        </table:table-row>
        <table:table-row table:style-name="FormatedText.1">
          <table:table-cell table:style-name="FormatedText.A2" office:value-type="string">
            <text:p text:style-name="P24">Spacing</text:p>
          </table:table-cell>
          <table:table-cell table:style-name="FormatedText.A2" office:value-type="string">
            <text:p text:style-name="P25">spacing</text:p>
          </table:table-cell>
          <table:table-cell table:style-name="FormatedText.C2" office:value-type="string">
            <text:p text:style-name="P27">- <text:span text:style-name="T11">int</text:span><text:span text:style-name="T27"> spacing </text:span><text:span text:style-name="T28">amounts</text:span></text:p>
          </table:table-cell>
        </table:table-row>
        <table:table-row table:style-name="FormatedText.1">
          <table:table-cell table:style-name="FormatedText.A2" office:value-type="string">
            <text:p text:style-name="P31">str</text:p>
          </table:table-cell>
          <table:table-cell table:style-name="FormatedText.A2" office:value-type="string">
            <text:p text:style-name="P25">horizontal_alignment</text:p>
          </table:table-cell>
          <table:table-cell table:style-name="FormatedText.C2" office:value-type="string">
            <text:p text:style-name="P26">- <text:span text:style-name="T25">Left, Center, Right, Justified</text:span></text:p>
          </table:table-cell>
        </table:table-row>
        <table:table-row table:style-name="FormatedText.7">
          <table:table-cell table:style-name="FormatedText.A2" office:value-type="string">
            <text:p text:style-name="P31">str</text:p>
          </table:table-cell>
          <table:table-cell table:style-name="FormatedText.A2" office:value-type="string">
            <text:p text:style-name="P25">vertical_alignment</text:p>
          </table:table-cell>
          <table:table-cell table:style-name="FormatedText.C2" office:value-type="string">
            <text:p text:style-name="P26">- <text:span text:style-name="T25">Top, Center, Bottom</text:span></text:p>
          </table:table-cell>
        </table:table-row>
      </table:table>
      <text:p text:style-name="P19"/>
      <text:p text:style-name="P19"/>
      <text:p text:style-name="P34">March <text:span text:style-name="T33">21</text:span> 2023</text:p>
      <text:h text:style-name="P41" text:outline-level="1">Text Box to String</text:h>
      <text:p text:style-name="P68">The conversion routine</text:p>
      <text:p text:style-name="P69"><text:span text:style-name="T35">N</text:span>on-limited boxes:</text:p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4">Order</text:p>
          </table:table-cell>
          <table:table-cell table:style-name="Tabela2.B1" office:value-type="string">
            <text:p text:style-name="P44">Operation</text:p>
          </table:table-cell>
        </table:table-row>
        <table:table-row table:style-name="Tabela2.1">
          <table:table-cell table:style-name="Tabela2.A2" office:value-type="string">
            <text:p text:style-name="P50">0</text:p>
          </table:table-cell>
          <table:table-cell table:style-name="Tabela2.B2" office:value-type="string">
            <text:p text:style-name="P53">Start with Paragraph</text:p>
          </table:table-cell>
        </table:table-row>
        <table:table-row table:style-name="Tabela2.1">
          <table:table-cell table:style-name="Tabela2.A2" office:value-type="string">
            <text:p text:style-name="P50">1</text:p>
          </table:table-cell>
          <table:table-cell table:style-name="Tabela2.B2" office:value-type="string">
            <text:p text:style-name="P47">New Line <text:span text:style-name="T35">into</text:span> Paragraph</text:p>
          </table:table-cell>
        </table:table-row>
      </table:table>
      <text:p text:style-name="Text_20_body"/>
      <text:p text:style-name="P70">Width limited boxes:</text:p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5">Order</text:p>
          </table:table-cell>
          <table:table-cell table:style-name="Tabela3.B1" office:value-type="string">
            <text:p text:style-name="P45">Operation</text:p>
          </table:table-cell>
        </table:table-row>
        <table:table-row table:style-name="Tabela3.1">
          <table:table-cell table:style-name="Tabela3.A2" office:value-type="string">
            <text:p text:style-name="P50">0</text:p>
          </table:table-cell>
          <table:table-cell table:style-name="Tabela3.B2" office:value-type="string">
            <text:p text:style-name="P53">Start with Paragraph</text:p>
          </table:table-cell>
        </table:table-row>
        <table:table-row table:style-name="Tabela3.1">
          <table:table-cell table:style-name="Tabela3.A2" office:value-type="string">
            <text:p text:style-name="P50">1</text:p>
          </table:table-cell>
          <table:table-cell table:style-name="Tabela3.B2" office:value-type="string">
            <text:p text:style-name="P47">New Line <text:span text:style-name="T35">into</text:span> Paragraph</text:p>
          </table:table-cell>
        </table:table-row>
        <table:table-row table:style-name="Tabela3.1">
          <table:table-cell table:style-name="Tabela3.A2" office:value-type="string">
            <text:p text:style-name="P53">2</text:p>
          </table:table-cell>
          <table:table-cell table:style-name="Tabela3.B2" office:value-type="string">
            <text:p text:style-name="P47">Width Limit <text:span text:style-name="T35">into</text:span> New Line</text:p>
          </table:table-cell>
        </table:table-row>
      </table:table>
      <text:p text:style-name="Text_20_body"/>
      <text:p text:style-name="Text_20_body">Height limited boxes:</text:p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5">Order</text:p>
          </table:table-cell>
          <table:table-cell table:style-name="Tabela4.B1" office:value-type="string">
            <text:p text:style-name="P45">Operation</text:p>
          </table:table-cell>
        </table:table-row>
        <table:table-row table:style-name="Tabela4.1">
          <table:table-cell table:style-name="Tabela4.A2" office:value-type="string">
            <text:p text:style-name="P51">0</text:p>
          </table:table-cell>
          <table:table-cell table:style-name="Tabela4.B2" office:value-type="string">
            <text:p text:style-name="P53">Start with Paragraph</text:p>
          </table:table-cell>
        </table:table-row>
        <table:table-row table:style-name="Tabela4.1">
          <table:table-cell table:style-name="Tabela4.A2" office:value-type="string">
            <text:p text:style-name="P51">1</text:p>
          </table:table-cell>
          <table:table-cell table:style-name="Tabela4.B2" office:value-type="string">
            <text:p text:style-name="P48">New Line <text:span text:style-name="T35">into</text:span> Paragraph</text:p>
          </table:table-cell>
        </table:table-row>
        <table:table-row table:style-name="Tabela4.1">
          <table:table-cell table:style-name="Tabela4.A2" office:value-type="string">
            <text:p text:style-name="P53">2</text:p>
          </table:table-cell>
          <table:table-cell table:style-name="Tabela4.B2" office:value-type="string">
            <text:p text:style-name="P55"><text:span text:style-name="T38">I</text:span><text:span text:style-name="T37">f Height Limit, New Line</text:span> into “[…<text:span text:style-name="T36">]</text:span>"</text:p>
          </table:table-cell>
        </table:table-row>
      </table:table>
      <text:p text:style-name="P71"><text:s/></text:p>
      <text:p text:style-name="P72">Width and Height limited boxes:</text:p>
      <table:table table:name="Tabela5" table:style-name="Tabela5" table:template-name="Default Style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6">Order</text:p>
          </table:table-cell>
          <table:table-cell table:style-name="Tabela5.B1" office:value-type="string">
            <text:p text:style-name="P46">Operation</text:p>
          </table:table-cell>
        </table:table-row>
        <table:table-row table:style-name="Tabela5.1">
          <table:table-cell table:style-name="Tabela5.A2" office:value-type="string">
            <text:p text:style-name="P52">0</text:p>
          </table:table-cell>
          <table:table-cell table:style-name="Tabela5.B2" office:value-type="string">
            <text:p text:style-name="P54">Start with Paragraph</text:p>
          </table:table-cell>
        </table:table-row>
        <table:table-row table:style-name="Tabela5.1">
          <table:table-cell table:style-name="Tabela5.A2" office:value-type="string">
            <text:p text:style-name="P52">1</text:p>
          </table:table-cell>
          <table:table-cell table:style-name="Tabela5.B2" office:value-type="string">
            <text:p text:style-name="P49">New Line <text:span text:style-name="T35">into</text:span> Paragraph</text:p>
          </table:table-cell>
        </table:table-row>
        <table:table-row table:style-name="Tabela5.1">
          <table:table-cell table:style-name="Tabela5.A2" office:value-type="string">
            <text:p text:style-name="P57">2</text:p>
          </table:table-cell>
          <table:table-cell table:style-name="Tabela5.B2" office:value-type="string">
            <text:p text:style-name="P47">Width Limit <text:span text:style-name="T35">into</text:span> New Line</text:p>
          </table:table-cell>
        </table:table-row>
        <table:table-row table:style-name="Tabela5.1">
          <table:table-cell table:style-name="Tabela5.A2" office:value-type="string">
            <text:p text:style-name="P57">3</text:p>
          </table:table-cell>
          <table:table-cell table:style-name="Tabela5.B2" office:value-type="string">
            <text:p text:style-name="P56"><text:span text:style-name="T38">I</text:span><text:span text:style-name="T37">f Height Limit, New Line</text:span> into “[…<text:span text:style-name="T36">]</text:span>"</text:p>
          </table:table-cell>
        </table:table-row>
      </table:table>
      <text:p text:style-name="P42"/>
      <text:p text:style-name="P43">Need to track the letter, line and column index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T1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ignature"><text:a xlink:type="simple" xlink:href="https://www.linkedin.com/in/enzo-zavorski/" text:style-name="Internet_20_link" text:visited-style-name="Visited_20_Internet_20_Link"><text:span text:style-name="MT1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1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21T22:08:58.606546791</dc:date>
    <meta:editing-duration>PT3H53M25S</meta:editing-duration>
    <meta:editing-cycles>77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6" meta:image-count="0" meta:object-count="0" meta:page-count="5" meta:paragraph-count="120" meta:word-count="577" meta:character-count="3101" meta:non-whitespace-character-count="2654"/>
  </office:meta>
</office:document-meta>
</file>